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3.2708in" fo:margin-left="-0.075in" fo:margin-right="3.3042in" table:align="margins" style:writing-mode="lr-tb"/>
    </style:style>
    <style:style style:name="Table1.A" style:family="table-column">
      <style:table-column-properties style:column-width="0.7778in" style:rel-column-width="1120*"/>
    </style:style>
    <style:style style:name="Table1.B" style:family="table-column">
      <style:table-column-properties style:column-width="0.7299in" style:rel-column-width="1051*"/>
    </style:style>
    <style:style style:name="Table1.C" style:family="table-column">
      <style:table-column-properties style:column-width="1.0028in" style:rel-column-width="1444*"/>
    </style:style>
    <style:style style:name="Table1.D" style:family="table-column">
      <style:table-column-properties style:column-width="0.7604in" style:rel-column-width="1095*"/>
    </style:style>
    <style:style style:name="Table1.1" style:family="table-row">
      <style:table-row-properties style:min-row-height="0.2in" style:keep-together="true" fo:keep-together="auto"/>
    </style:style>
    <style:style style:name="Table1.A1" style:family="table-cell">
      <style:table-cell-properties fo:padding-left="0.075in" fo:padding-right="0.075in" fo:padding-top="0in" fo:padding-bottom="0in" fo:border="0.0069in solid #00000a"/>
    </style:style>
    <style:style style:name="Table1.D3" style:family="table-cell" style:data-style-name="N0">
      <style:table-cell-properties fo:padding-left="0.075in" fo:padding-right="0.075in" fo:padding-top="0in" fo:padding-bottom="0in" fo:border="0.0069in solid #00000a"/>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end" style:justify-single-word="false"/>
    </style:style>
    <style:style style:name="P3" style:family="paragraph" style:parent-style-name="No_20_Spacing">
      <style:text-properties fo:font-size="14pt" fo:font-weight="bold" style:font-size-asian="14pt" style:font-weight-asian="bold"/>
    </style:style>
    <style:style style:name="P4" style:family="paragraph" style:parent-style-name="No_20_Spacing">
      <style:text-properties fo:font-weight="normal" style:font-weight-asian="normal" style:font-weight-complex="normal"/>
    </style:style>
    <style:style style:name="P5" style:family="paragraph" style:parent-style-name="No_20_Spacing">
      <style:text-properties fo:font-size="12pt" fo:font-weight="normal" style:font-size-asian="12pt" style:font-weight-asian="normal" style:font-size-complex="12pt" style:font-weight-complex="normal"/>
    </style:style>
    <style:style style:name="P6" style:family="paragraph" style:parent-style-name="No_20_Spacing" style:master-page-name="Standard">
      <style:paragraph-properties style:page-number="auto"/>
    </style:style>
    <style:style style:name="T1" style:family="text">
      <style:text-properties fo:font-size="14pt" style:font-size-asian="14pt"/>
    </style:style>
    <style:style style:name="T2" style:family="text">
      <style:text-properties fo:font-size="14pt" fo:font-weight="bold" style:font-size-asian="14pt" style:font-weight-asian="bold"/>
    </style:style>
    <style:style style:name="T3" style:family="text">
      <style:text-properties fo:font-size="14pt" style:text-underline-style="solid" style:text-underline-width="auto" style:text-underline-color="font-color" style:font-size-asian="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text-underline-style="solid" style:text-underline-width="auto" style:text-underline-color="font-color" fo:font-weight="bold" style:font-size-asian="14pt" style:font-weight-asian="bold"/>
    </style:style>
    <style:style style:name="T6" style:family="text">
      <style:text-properties fo:font-size="14pt" style:text-underline-style="solid" style:text-underline-width="auto" style:text-underline-color="font-color" fo:font-weight="bold" style:font-size-asian="14pt" style:font-weight-asian="bold" style:font-size-complex="14pt"/>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style-complex="normal" style:font-weight-complex="normal"/>
    </style:style>
    <style:style style:name="T11" style:family="text">
      <style:text-properties fo:font-style="italic" fo:font-weight="normal" style:font-style-asian="italic" style:font-weight-asian="normal" style:font-weight-complex="normal"/>
    </style:style>
    <style:style style:name="T12" style:family="text">
      <style:text-properties style:text-position="super 58%"/>
    </style:style>
    <style:style style:name="T13" style:family="text">
      <style:text-properties fo:color="#000000" style:font-name="Calibri" style:font-name-asian="Times New Roman" style:font-name-complex="Times New Roman"/>
    </style:style>
    <style:style style:name="T14" style:family="text">
      <style:text-properties fo:font-style="normal" fo:font-weight="normal" style:font-style-asian="normal" style:font-weight-asian="normal" style:font-style-complex="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Osama Akhtar</text:span></text:p>
      <text:p text:style-name="P5">CIS671 Project</text:p>
      <text:p text:style-name="P5"/>
      <text:p text:style-name="P5">Program:</text:p>
      <text:p text:style-name="P5"/>
      <text:p text:style-name="P5">import java.io.FileNotFoundException;</text:p>
      <text:p text:style-name="P5">import java.io.FileReader;</text:p>
      <text:p text:style-name="P5">import java.util.ArrayList;</text:p>
      <text:p text:style-name="P5">import java.util.Scanner;</text:p>
      <text:p text:style-name="P5"/>
      <text:p text:style-name="P5">public class Sorting2 {</text:p>
      <text:p text:style-name="P5">/* INSERTION SORT ALGO assuming All list index starts from 1 (not 0)</text:p>
      <text:p text:style-name="P5"><text:s/>for i = 2 to N do</text:p>
      <text:p text:style-name="P5"><text:s text:c="2"/>newElement = list[ i ]</text:p>
      <text:p text:style-name="P5"><text:s text:c="2"/>location = i - 1</text:p>
      <text:p text:style-name="P5"><text:s text:c="2"/>while (location = 1) and (list[location] &gt; newElement) do</text:p>
      <text:p text:style-name="P5"><text:s text:c="2"/>list[location + 1] = list[location] </text:p>
      <text:p text:style-name="P5"><text:s text:c="2"/>// shift list[location] one position to the right</text:p>
      <text:p text:style-name="P5"><text:s text:c="2"/>location = location - 1</text:p>
      <text:p text:style-name="P5"><text:s text:c="2"/>end while</text:p>
      <text:p text:style-name="P5"><text:s text:c="2"/>list[ location + 1 ] = newElement</text:p>
      <text:p text:style-name="P5"><text:s text:c="2"/>end for</text:p>
      <text:p text:style-name="P5">*/</text:p>
      <text:p text:style-name="P5"><text:s/></text:p>
      <text:p text:style-name="P5"><text:s/>void insertionSort(ArrayList&lt;Integer&gt; list){</text:p>
      <text:p text:style-name="P5"><text:s text:c="2"/>int N=list.size()-1;//number of element to be sorted index starting from 1 that's why -1</text:p>
      <text:p text:style-name="P5"><text:s text:c="2"/>for(int i=2;i&lt;=N;i++){</text:p>
      <text:p text:style-name="P5"><text:s text:c="3"/></text:p>
      <text:p text:style-name="P5"><text:s text:c="3"/>int newElement=list.get(i);</text:p>
      <text:p text:style-name="P5"><text:s text:c="3"/>int location=i-1;</text:p>
      <text:p text:style-name="P5"><text:s text:c="3"/>while((location&gt;=1) &amp;&amp; (list.get(location)&gt;newElement)){</text:p>
      <text:p text:style-name="P5"><text:s text:c="4"/></text:p>
      <text:p text:style-name="P5"><text:s text:c="4"/>list.set(location+1, list.get(location));</text:p>
      <text:p text:style-name="P5"><text:s text:c="4"/>location=location-1;</text:p>
      <text:p text:style-name="P5"><text:s text:c="3"/>}//end while</text:p>
      <text:p text:style-name="P5"><text:s text:c="3"/>list.set(location+1, newElement);</text:p>
      <text:p text:style-name="P5"><text:s text:c="2"/>}//end for</text:p>
      <text:p text:style-name="P5"><text:s/>}//insertion</text:p>
      <text:p text:style-name="P5"><text:s/></text:p>
      <text:p text:style-name="P5">/*********HEAP SORT************************/ </text:p>
      <text:p text:style-name="P5"><text:s/></text:p>
      <text:p text:style-name="P5"><text:s/>void heapSort(ArrayList&lt;Integer&gt; list){</text:p>
      <text:p text:style-name="P5"><text:s text:c="2"/></text:p>
      <text:p text:style-name="P5"><text:s text:c="2"/>// Step1: Constructing the heap from the initial list</text:p>
      <text:p text:style-name="P5"><text:soft-page-break/><text:s text:c="2"/>for(int i=(list.size()-1)/2 ;i&gt;=1;i--)</text:p>
      <text:p text:style-name="P5"><text:s text:c="3"/>fixHeap(list,i,list.get(i),list.size()-1);</text:p>
      <text:p text:style-name="P5"><text:s text:c="2"/></text:p>
      <text:p text:style-name="P5"><text:s text:c="6"/></text:p>
      <text:p text:style-name="P5"><text:s text:c="3"/>for(int i=list.size()-1;i&gt;=2;i--){</text:p>
      <text:p text:style-name="P5"><text:s text:c="4"/>int max=list.get(1);</text:p>
      <text:p text:style-name="P5"><text:s text:c="4"/>fixHeap(list,1, list.get(i), i-1);</text:p>
      <text:p text:style-name="P5"><text:s text:c="4"/>list.set(i,max);</text:p>
      <text:p text:style-name="P5"><text:s text:c="4"/></text:p>
      <text:p text:style-name="P5"><text:s text:c="3"/>}//for</text:p>
      <text:p text:style-name="P5"><text:s text:c="2"/></text:p>
      <text:p text:style-name="P5"><text:s text:c="2"/>}//heap sort</text:p>
      <text:p text:style-name="P5"><text:s text:c="2"/></text:p>
      <text:p text:style-name="P5"><text:s text:c="2"/></text:p>
      <text:p text:style-name="P5"/>
      <text:p text:style-name="P5">//Fixheap(list, root, key, bound) {…} <text:s text:c="3"/>// see next slide</text:p>
      <text:p text:style-name="P5"/>
      <text:p text:style-name="P5"><text:s text:c="3"/>// list: <text:s text:c="7"/>the list / heap being sorted</text:p>
      <text:p text:style-name="P5"><text:s text:c="3"/>// root: <text:s text:c="5"/>the index of the root of the heap</text:p>
      <text:p text:style-name="P5"><text:s text:c="3"/>// key: <text:s text:c="6"/>the key value that needs to be reinserted in the heap</text:p>
      <text:p text:style-name="P5"><text:s text:c="3"/>// bound: <text:s/>the upper limit (index) on the heap</text:p>
      <text:p text:style-name="P5"><text:s text:c="2"/></text:p>
      <text:p text:style-name="P5"><text:s text:c="2"/></text:p>
      <text:p text:style-name="P5"><text:s/>void fixHeap(ArrayList&lt;Integer&gt; list,int root,int key,int bound){</text:p>
      <text:p text:style-name="P5"><text:s text:c="2"/>int vacant=root;</text:p>
      <text:p text:style-name="P5"><text:s text:c="2"/></text:p>
      <text:p text:style-name="P5"><text:s text:c="2"/>while(2*vacant&lt;=bound){</text:p>
      <text:p text:style-name="P5"><text:s text:c="3"/>int largerChild = 2*vacant; <text:s/></text:p>
      <text:p text:style-name="P5"><text:s text:c="2"/></text:p>
      <text:p text:style-name="P5"><text:s text:c="3"/>if ((largerChild &lt; bound ) &amp;&amp; </text:p>
      <text:p text:style-name="P5"><text:s text:c="6"/>(list.get(largerChild+1) &gt; list.get(largerChild) ) ){</text:p>
      <text:p text:style-name="P5"><text:s text:c="6"/>largerChild = largerChild + 1;</text:p>
      <text:p text:style-name="P5"><text:s text:c="4"/>}//end if</text:p>
      <text:p text:style-name="P5"><text:s text:c="3"/></text:p>
      <text:p text:style-name="P5"><text:s text:c="5"/>if (key &gt; list.get(largerChild))</text:p>
      <text:p text:style-name="P5"><text:s text:c="6"/>break;</text:p>
      <text:p text:style-name="P5"><text:s text:c="5"/>else{</text:p>
      <text:p text:style-name="P5"><text:s text:c="6"/>list.set(vacant, list.get(largerChild));// = list[ largerChild ]</text:p>
      <text:p text:style-name="P5"><text:s text:c="6"/>vacant = largerChild; <text:s/>// either 2v or 2v+1</text:p>
      <text:p text:style-name="P5"><text:s text:c="5"/>}//end if</text:p>
      <text:p text:style-name="P5"><text:s text:c="2"/>}//end while</text:p>
      <text:p text:style-name="P5"><text:s text:c="6"/>list.set(vacant, key);// = key</text:p>
      <text:p text:style-name="P5"><text:s/>}</text:p>
      <text:p text:style-name="P5"><text:s/></text:p>
      <text:p text:style-name="P5"><text:soft-page-break/></text:p>
      <text:p text:style-name="P5">/* Quicksort(list, first, last) {</text:p>
      <text:p text:style-name="P5"/>
      <text:p text:style-name="P5"><text:s text:c="4"/>if first &lt; last then</text:p>
      <text:p text:style-name="P5"><text:s text:c="4"/>p = PivotList(list, first, last)</text:p>
      <text:p text:style-name="P5"><text:s text:c="4"/>// p: the location of the pivot</text:p>
      <text:p text:style-name="P5"><text:s text:c="4"/>// the pivot is at its final position</text:p>
      <text:p text:style-name="P5"><text:s text:c="4"/>Quicksort(list, first, p-1) // L-Part</text:p>
      <text:p text:style-name="P5"><text:s text:c="4"/>Quicksort(list, p+1, last) <text:s/>// R-Part</text:p>
      <text:p text:style-name="P5"><text:s text:c="4"/>end if</text:p>
      <text:p text:style-name="P5"/>
      <text:p text:style-name="P5"><text:s text:c="2"/>}</text:p>
      <text:p text:style-name="P5">*/</text:p>
      <text:p text:style-name="P5"><text:s/>public void quickSort(ArrayList&lt;Integer&gt; list,int first,int last){</text:p>
      <text:p text:style-name="P5"><text:s text:c="2"/>if(first&lt;last){</text:p>
      <text:p text:style-name="P5"><text:s text:c="3"/></text:p>
      <text:p text:style-name="P5"><text:s text:c="3"/>int p=pivotList(list, first, last);</text:p>
      <text:p text:style-name="P5"><text:s text:c="3"/>// p: the location of the pivot</text:p>
      <text:p text:style-name="P5"><text:s text:c="5"/>// the pivot is at its final position</text:p>
      <text:p text:style-name="P5"><text:s text:c="5"/>quickSort(list, first, p-1); // L-Part</text:p>
      <text:p text:style-name="P5"><text:s text:c="5"/>quickSort(list, p+1, last); <text:s/>// R-Part</text:p>
      <text:p text:style-name="P5"><text:s text:c="4"/>// end if</text:p>
      <text:p text:style-name="P5"/>
      <text:p text:style-name="P5"><text:s text:c="2"/>}</text:p>
      <text:p text:style-name="P5"><text:s/>}//quicksort</text:p>
      <text:p text:style-name="P5"><text:s/></text:p>
      <text:p text:style-name="P5"><text:s/>/**pivot list</text:p>
      <text:p text:style-name="P5"><text:s text:c="2"/>*/</text:p>
      <text:p text:style-name="P5"><text:s/>int pivotList(ArrayList&lt;Integer&gt; list,int first,int last ){</text:p>
      <text:p text:style-name="P5"><text:s text:c="2"/></text:p>
      <text:p text:style-name="P5"><text:s text:c="2"/>int pivotValue = list.get(first);</text:p>
      <text:p text:style-name="P5"><text:s text:c="2"/>int p = first;</text:p>
      <text:p text:style-name="P5"><text:s text:c="2"/></text:p>
      <text:p text:style-name="P5"><text:s text:c="2"/>for( int index = first+1;index&lt;=last;index++){</text:p>
      <text:p text:style-name="P5"><text:s text:c="4"/>if (list.get(index) &lt; pivotValue){ </text:p>
      <text:p text:style-name="P5"><text:s text:c="5"/>p = p + 1;</text:p>
      <text:p text:style-name="P5"><text:s text:c="5"/>swap( p, index,list );</text:p>
      <text:p text:style-name="P5"><text:s text:c="4"/>}//end if</text:p>
      <text:p text:style-name="P5"><text:s text:c="5"/>}//end for</text:p>
      <text:p text:style-name="P5"><text:s text:c="2"/>// move pivot value into correct place</text:p>
      <text:p text:style-name="P5"><text:s text:c="5"/>swap( first, p,list );</text:p>
      <text:p text:style-name="P5"><text:s text:c="5"/>return p;</text:p>
      <text:p text:style-name="P5"/>
      <text:p text:style-name="P5"><text:s/>}//pivot</text:p>
      <text:p text:style-name="P5"><text:soft-page-break/><text:s/></text:p>
      <text:p text:style-name="P5"><text:s/>void swap(int p,int index,ArrayList&lt;Integer&gt; list){</text:p>
      <text:p text:style-name="P5"><text:s text:c="2"/>int temp=list.get(p);</text:p>
      <text:p text:style-name="P5"><text:s text:c="2"/>list.set(p, list.get(index));//[p]=list[index];</text:p>
      <text:p text:style-name="P5"><text:s text:c="2"/>list.set(index, temp);//[index]=temp;</text:p>
      <text:p text:style-name="P5"><text:s/>}</text:p>
      <text:p text:style-name="P5"><text:s/></text:p>
      <text:p text:style-name="P5"><text:s/>/**</text:p>
      <text:p text:style-name="P5"><text:s text:c="2"/>* this method takes input from the file and save it in the list array</text:p>
      <text:p text:style-name="P5"><text:s text:c="2"/>* @param fileName filepath where the data are stored</text:p>
      <text:p text:style-name="P5"><text:s text:c="2"/>*/</text:p>
      <text:p text:style-name="P5"><text:s/>private ArrayList&lt;Integer&gt; inputFromFile(String fileName) {</text:p>
      <text:p text:style-name="P5"><text:s/></text:p>
      <text:p text:style-name="P5"><text:s text:c="2"/>ArrayList&lt;Integer&gt; list=new ArrayList&lt;Integer&gt;();</text:p>
      <text:p text:style-name="P5"><text:s text:c="2"/>list.add(null);//index starts from 1 to reduce complexity</text:p>
      <text:p text:style-name="P5"><text:s text:c="2"/>try {</text:p>
      <text:p text:style-name="P5"><text:s text:c="3"/></text:p>
      <text:p text:style-name="P5"><text:s text:c="3"/>Scanner sc=new Scanner(new FileReader(fileName));</text:p>
      <text:p text:style-name="P5"><text:s text:c="3"/>while(sc.hasNext()){ //read until end of file reached</text:p>
      <text:p text:style-name="P5"><text:s text:c="4"/>int num=sc.nextInt();</text:p>
      <text:p text:style-name="P5"><text:s text:c="4"/>list.add(num);</text:p>
      <text:p text:style-name="P5"><text:s text:c="4"/></text:p>
      <text:p text:style-name="P5"><text:s text:c="3"/>}//end while</text:p>
      <text:p text:style-name="P5"><text:s text:c="2"/>sc.close();</text:p>
      <text:p text:style-name="P5"><text:s text:c="2"/>}catch (FileNotFoundException e) { System.out.println("input File not found "+fileName); }</text:p>
      <text:p text:style-name="P5"><text:s text:c="3"/></text:p>
      <text:p text:style-name="P5"><text:s text:c="2"/>return list;</text:p>
      <text:p text:style-name="P5"><text:s/>}//input</text:p>
      <text:p text:style-name="P5"><text:s/></text:p>
      <text:p text:style-name="P5"><text:s/></text:p>
      <text:p text:style-name="P5"><text:s/>/** display the sorted list </text:p>
      <text:p text:style-name="P5"><text:s text:c="2"/>* CONSOLE MIGHT NOT BE ABLE TO DISPLAY ALL THE NUMBERS**/</text:p>
      <text:p text:style-name="P5"><text:s/>void display(ArrayList&lt;Integer&gt; list,String sortName){</text:p>
      <text:p text:style-name="P5"><text:s text:c="2"/>System.out.println("Sort: "+sortName);</text:p>
      <text:p text:style-name="P5"><text:s text:c="2"/></text:p>
      <text:p text:style-name="P5"><text:s text:c="2"/>for(int i=1;i&lt;list.size();i++){</text:p>
      <text:p text:style-name="P5"><text:s text:c="3"/></text:p>
      <text:p text:style-name="P5"><text:s text:c="5"/>System.out.print(list.get(i)+" <text:s text:c="2"/>");</text:p>
      <text:p text:style-name="P5"><text:s text:c="5"/>if(i&gt;30 &amp;&amp; i%30==0)</text:p>
      <text:p text:style-name="P5"><text:s text:c="4"/>System.out.println();//new row</text:p>
      <text:p text:style-name="P5"><text:s text:c="2"/>}//for</text:p>
      <text:p text:style-name="P5"><text:s/>}//display</text:p>
      <text:p text:style-name="P5"><text:s/></text:p>
      <text:p text:style-name="P5"><text:s/></text:p>
      <text:p text:style-name="P5"><text:soft-page-break/><text:s/>public static void main(String[] args) {</text:p>
      <text:p text:style-name="P5"><text:s/></text:p>
      <text:p text:style-name="P5"><text:s text:c="2"/>Sorting2 sort=new Sorting2();</text:p>
      <text:p text:style-name="P5"><text:s text:c="2"/>ArrayList&lt;Integer&gt; list=sort.inputFromFile("c:/data.txt");</text:p>
      <text:p text:style-name="P5"><text:s text:c="2"/></text:p>
      <text:p text:style-name="P5"><text:s text:c="2"/>//save the time before sorting</text:p>
      <text:p text:style-name="P5"><text:s text:c="2"/>long startTime=System.nanoTime();//machine time in nano second</text:p>
      <text:p text:style-name="P5"><text:s text:c="2"/></text:p>
      <text:p text:style-name="P5"><text:s text:c="2"/>sort.insertionSort(list);</text:p>
      <text:p text:style-name="P5"><text:s text:c="2"/></text:p>
      <text:p text:style-name="P5"><text:s text:c="2"/>//now compute the machine time</text:p>
      <text:p text:style-name="P5"><text:s text:c="2"/>long currTime=System.nanoTime();</text:p>
      <text:p text:style-name="P5"><text:s text:c="2"/></text:p>
      <text:p text:style-name="P5"><text:s text:c="2"/>//subtract currTime from startTime</text:p>
      <text:p text:style-name="P5"><text:s text:c="2"/>System.out.println("Time Needed to sort : "+(currTime-startTime)+" nano Seconds");</text:p>
      <text:p text:style-name="P5"><text:s text:c="2"/></text:p>
      <text:p text:style-name="P5"><text:s text:c="2"/>//sort.display(list, "InsertionSort");</text:p>
      <text:p text:style-name="P5"><text:s text:c="2"/></text:p>
      <text:p text:style-name="P5"><text:s/>///////////////////////////////////////////////////////////////////////////////////</text:p>
      <text:p text:style-name="P5"><text:s/>//save the time before sorting</text:p>
      <text:p text:style-name="P5"><text:s text:c="2"/>long startTime2=System.nanoTime();//machine time in nano second</text:p>
      <text:p text:style-name="P5"><text:s text:c="2"/></text:p>
      <text:p text:style-name="P5"><text:s text:c="2"/>sort.quickSort(list,1,list.size()-1);</text:p>
      <text:p text:style-name="P5"><text:s text:c="2"/></text:p>
      <text:p text:style-name="P5"><text:s text:c="2"/>//now compute the machine time</text:p>
      <text:p text:style-name="P5"><text:s text:c="2"/>long currTime2=System.nanoTime();</text:p>
      <text:p text:style-name="P5"><text:s text:c="2"/></text:p>
      <text:p text:style-name="P5"><text:s text:c="2"/>//subtract currTime from startTime</text:p>
      <text:p text:style-name="P5"><text:s text:c="2"/>System.out.println("Time Needed to sort : "+(currTime-startTime)+" nano Seconds");</text:p>
      <text:p text:style-name="P5"><text:s text:c="2"/></text:p>
      <text:p text:style-name="P5"><text:s text:c="2"/>//sort.display(list,"quickSort");</text:p>
      <text:p text:style-name="P5"><text:s text:c="2"/></text:p>
      <text:p text:style-name="P5"><text:s/>///////////////////////////////////////////////////////////////////////////////////</text:p>
      <text:p text:style-name="P5"><text:s/>//save the time before sorting</text:p>
      <text:p text:style-name="P5"><text:s text:c="2"/>long startTime3=System.nanoTime();//machine time in nano second</text:p>
      <text:p text:style-name="P5"><text:s text:c="2"/></text:p>
      <text:p text:style-name="P5"><text:s text:c="2"/>sort.heapSort(list);</text:p>
      <text:p text:style-name="P5"><text:s text:c="3"/>//now compute the machine time</text:p>
      <text:p text:style-name="P5"><text:s text:c="2"/>long currTime3=System.nanoTime();</text:p>
      <text:p text:style-name="P5"><text:s text:c="2"/></text:p>
      <text:p text:style-name="P5"><text:s text:c="2"/>//subtract currTime from startTime</text:p>
      <text:p text:style-name="P5"><text:s text:c="2"/>System.out.println("Time Needed to sort : "+(currTime-startTime)+" nano Seconds");</text:p>
      <text:p text:style-name="P5"><text:s text:c="2"/></text:p>
      <text:p text:style-name="P5"><text:s text:c="2"/>//sort.display(list,"heapSort");</text:p>
      <text:p text:style-name="P5"><text:soft-page-break/><text:s text:c="2"/></text:p>
      <text:p text:style-name="P5"><text:s/>}</text:p>
      <text:p text:style-name="P5"/>
      <text:p text:style-name="P5"/>
      <text:p text:style-name="P5">}</text:p>
      <text:p text:style-name="P3"/>
      <text:p text:style-name="Standard"><text:s/>The data file must be placed in the root directory (ex. C:/) of your computer when running the program.<text:bookmark text:name="_GoBack"/></text:p>
      <text:p text:style-name="P5"><text:span text:style-name="T7">Heap Sort:</text:span></text:p>
      <text:p text:style-name="P4"><text:span text:style-name="T3"/></text:p>
      <text:p text:style-name="No_20_Spacing"><text:span text:style-name="T14">Complexity</text:span><text:span text:style-name="T10"><text:tab/></text:span>O(nlogn)</text:p>
      <text:p text:style-name="No_20_Spacing"/>
      <text:p text:style-name="P5"><text:span text:style-name="T7">Insertion Sort</text:span></text:p>
      <text:p text:style-name="No_20_Spacing"><text:span text:style-name="T9"/></text:p>
      <text:p text:style-name="No_20_Spacing"><text:span text:style-name="T14">Complexity<text:tab/></text:span>best case - O(n)</text:p>
      <text:p text:style-name="No_20_Spacing"><text:tab/><text:tab/>average/worst case - O(n<text:span text:style-name="T12">2</text:span>)</text:p>
      <text:p text:style-name="No_20_Spacing"/>
      <text:p text:style-name="P5"><text:span text:style-name="T7">Quick Sort</text:span></text:p>
      <text:p text:style-name="No_20_Spacing"><text:span text:style-name="T6"/></text:p>
      <text:p text:style-name="No_20_Spacing"><text:span text:style-name="T14">Complexity</text:span><text:span text:style-name="T10"><text:tab/></text:span>worst case - O(n<text:span text:style-name="T12">2</text:span>)</text:p>
      <text:p text:style-name="No_20_Spacing"><text:tab/><text:tab/>average/best case - O(nlogn)</text:p>
      <text:p text:style-name="No_20_Spacing"/>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13">Elements</text:span></text:p>
          </table:table-cell>
          <table:table-cell table:style-name="Table1.A1" office:value-type="string">
            <text:p text:style-name="P1"><text:span text:style-name="T13">Heap Sort</text:span></text:p>
          </table:table-cell>
          <table:table-cell table:style-name="Table1.A1" office:value-type="string">
            <text:p text:style-name="P1"><text:span text:style-name="T13">Insertion Sort</text:span></text:p>
          </table:table-cell>
          <table:table-cell table:style-name="Table1.A1" office:value-type="string">
            <text:p text:style-name="P1"><text:span text:style-name="T13">Quick Sort</text:span></text:p>
          </table:table-cell>
        </table:table-row>
        <table:table-row table:style-name="Table1.1">
          <table:table-cell table:style-name="Table1.A1" office:value-type="string">
            <text:p text:style-name="P2"><text:span text:style-name="T13">1000</text:span></text:p>
          </table:table-cell>
          <table:table-cell table:style-name="Table1.A1" office:value-type="string">
            <text:p text:style-name="P2"><text:span text:style-name="T13">0</text:span></text:p>
          </table:table-cell>
          <table:table-cell table:style-name="Table1.A1" office:value-type="string">
            <text:p text:style-name="P2"><text:span text:style-name="T13">0</text:span></text:p>
          </table:table-cell>
          <table:table-cell table:style-name="Table1.A1" office:value-type="string">
            <text:p text:style-name="P2"><text:span text:style-name="T13">0</text:span></text:p>
          </table:table-cell>
        </table:table-row>
        <table:table-row table:style-name="Table1.1">
          <table:table-cell table:style-name="Table1.A1" office:value-type="string">
            <text:p text:style-name="P2"><text:span text:style-name="T13">5000</text:span></text:p>
          </table:table-cell>
          <table:table-cell table:style-name="Table1.A1" office:value-type="string">
            <text:p text:style-name="P2"><text:span text:style-name="T13">0</text:span></text:p>
          </table:table-cell>
          <table:table-cell table:style-name="Table1.A1" office:value-type="string">
            <text:p text:style-name="P2"><text:span text:style-name="T13">62</text:span></text:p>
          </table:table-cell>
          <table:table-cell table:style-name="Table1.D3" office:value-type="float" office:value="0">
            <text:p text:style-name="P2"><text:span text:style-name="T13">0</text:span></text:p>
          </table:table-cell>
        </table:table-row>
        <table:table-row table:style-name="Table1.1">
          <table:table-cell table:style-name="Table1.A1" office:value-type="string">
            <text:p text:style-name="P2"><text:span text:style-name="T13">10000</text:span></text:p>
          </table:table-cell>
          <table:table-cell table:style-name="Table1.A1" office:value-type="string">
            <text:p text:style-name="P2"><text:span text:style-name="T13">0</text:span></text:p>
          </table:table-cell>
          <table:table-cell table:style-name="Table1.A1" office:value-type="string">
            <text:p text:style-name="P2"><text:span text:style-name="T13">203</text:span></text:p>
          </table:table-cell>
          <table:table-cell table:style-name="Table1.A1" office:value-type="string">
            <text:p text:style-name="P2"><text:span text:style-name="T13">16</text:span></text:p>
          </table:table-cell>
        </table:table-row>
        <table:table-row table:style-name="Table1.1">
          <table:table-cell table:style-name="Table1.A1" office:value-type="string">
            <text:p text:style-name="P2"><text:span text:style-name="T13">50000</text:span></text:p>
          </table:table-cell>
          <table:table-cell table:style-name="Table1.A1" office:value-type="string">
            <text:p text:style-name="P2"><text:span text:style-name="T13">32</text:span></text:p>
          </table:table-cell>
          <table:table-cell table:style-name="Table1.A1" office:value-type="string">
            <text:p text:style-name="P2"><text:span text:style-name="T13">5210</text:span></text:p>
          </table:table-cell>
          <table:table-cell table:style-name="Table1.A1" office:value-type="string">
            <text:p text:style-name="P2"><text:span text:style-name="T13">31</text:span></text:p>
          </table:table-cell>
        </table:table-row>
        <table:table-row table:style-name="Table1.1">
          <table:table-cell table:style-name="Table1.A1" office:value-type="string">
            <text:p text:style-name="P2"><text:span text:style-name="T13">100000</text:span></text:p>
          </table:table-cell>
          <table:table-cell table:style-name="Table1.A1" office:value-type="string">
            <text:p text:style-name="P2"><text:span text:style-name="T13">47</text:span></text:p>
          </table:table-cell>
          <table:table-cell table:style-name="Table1.A1" office:value-type="string">
            <text:p text:style-name="P2"><text:span text:style-name="T13">20826</text:span></text:p>
          </table:table-cell>
          <table:table-cell table:style-name="Table1.D3" office:value-type="float" office:value="46">
            <text:p text:style-name="P2"><text:span text:style-name="T13">46</text:span></text:p>
          </table:table-cell>
        </table:table-row>
      </table:table>
      <text:p text:style-name="No_20_Spacing"/>
      <text:p text:style-name="Standard"/>
      <text:p text:style-name="Standard"/>
      <text:p text:style-name="Standard"/>
      <text:p text:style-name="Standard">Quick sort is a comparison sort sorting algorithm. Heap sort is a comparison-based algorithm to create a sorted array and is part of the selection sort family. Heap sort and quick sort run faster and are more efficient for given data we tested with. However, some advantages to the above insertion sort is that it is simple to implement, stable, in-place, and adaptive. Insertion sort was the least efficient and took the longest time to sort the data. But, for a small quantity of elements the time taken was negligible for all 3 sorting methods. You can tell from the complexities that for the average case, heap sort and quick sort are the same and insertion sort has a larger complexity. This was proven when the program runtimes were evaluated. Heap sort and quick sort had similar run times and insertion sort a larger run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dae-Konadu, Edmund</meta:initial-creator>
    <meta:editing-cycles>7</meta:editing-cycles>
    <meta:creation-date>2013-12-08T14:12:00</meta:creation-date>
    <dc:date>2013-12-11T00:20:19.44</dc:date>
    <meta:editing-duration>PT11M2S</meta:editing-duration>
    <meta:generator>OpenOffice.org/3.4.1$Win32 OpenOffice.org_project/341m1$Build-9593</meta:generator>
    <meta:document-statistic meta:table-count="1" meta:image-count="0" meta:object-count="0" meta:page-count="6" meta:paragraph-count="247" meta:word-count="848" meta:character-count="6820"/>
    <meta:user-defined meta:name="AppVersion">14.0000</meta:user-defined>
    <meta:user-defined meta:name="Company">Tyc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